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053cm" svg:stroke-color="#000000" draw:marker-start-width="0.28cm" draw:marker-end-width="0.28cm" draw:textarea-horizontal-align="justify" draw:textarea-vertical-align="middle" draw:auto-grow-height="false" fo:min-height="2.526cm" fo:min-width="2.276cm" fo:padding-top="0.152cm" fo:padding-bottom="0.152cm" fo:padding-left="0.277cm" fo:padding-right="0.277cm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053cm" svg:stroke-color="#000000" draw:marker-start-width="0.359cm" draw:marker-end-width="0.359cm" draw:textarea-horizontal-align="justify" draw:textarea-vertical-align="middle" draw:auto-grow-height="false" fo:min-height="2.526cm" fo:min-width="2.276cm" fo:padding-top="0.178cm" fo:padding-bottom="0.178cm" fo:padding-left="0.303cm" fo:padding-right="0.303cm" draw:shadow="hidden" loext:decorative="false"/>
      <style:paragraph-properties style:writing-mode="lr-tb"/>
    </style:style>
    <style:style style:name="gr4" style:family="graphic" style:parent-style-name="standard">
      <style:graphic-properties draw:stroke="solid" svg:stroke-width="0.053cm" svg:stroke-color="#000000" draw:marker-start-width="0.359cm" draw:marker-end-width="0.359cm" draw:textarea-horizontal-align="justify" draw:textarea-vertical-align="middle" draw:auto-grow-height="false" fo:min-height="2.526cm" fo:min-width="2.276cm" fo:padding-top="0.152cm" fo:padding-bottom="0.152cm" fo:padding-left="0.277cm" fo:padding-right="0.277cm" draw:shadow="hidden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25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size="24pt"/>
    </style:style>
    <style:style style:name="P4" style:family="paragraph">
      <loext:graphic-properties draw:fill="none" draw:fill-color="#ffffff"/>
      <style:paragraph-properties fo:text-align="center"/>
      <style:text-properties fo:font-size="24pt"/>
    </style:style>
    <style:style style:name="P5" style:family="paragraph">
      <loext:graphic-properties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draw:style-name="gr1">
          <draw:custom-shape draw:style-name="gr2" draw:text-style-name="P2" draw:layer="layout" svg:width="4cm" svg:height="4cm" svg:x="1cm" svg:y="3.949cm">
            <text:p text:style-name="P1"><text:span text:style-name="T1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4cm" svg:height="4cm" svg:x="1cm" svg:y="3.949cm">
            <text:p text:style-name="P1"><text:span text:style-name="T1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" draw:text-style-name="P1" draw:layer="layout" svg:width="3.426cm" svg:height="4.053cm" svg:x="5.886cm" svg:y="3.922cm" svg:viewBox="0 0 3427 4054" svg:d="M3394 594c-125 124-233 265-322 420-89 154-157 318-203 488-46 171-69 347-69 525s23 354 69 525c46 170 114 334 203 489 89 154 197 295 322 419 11 11 22 22 33 33-116 111-246 208-386 289-155 89-319 157-489 203-171 46-347 69-525 69s-354-23-525-69c-170-46-334-114-488-203-155-89-296-197-420-322-125-124-233-265-322-419-89-155-157-319-203-489-46-171-69-347-69-525s23-354 69-525c46-170 114-334 203-488 89-155 197-296 322-420 124-125 265-233 420-322 154-89 318-157 488-203 171-46 347-69 525-69s354 23 525 69c170 46 334 114 489 203 140 81 270 178 386 289-11 11-22 22-33 33z">
            <text:p text:style-name="P1">A</text:p>
          </draw:path>
          <draw:path draw:style-name="gr4" draw:text-style-name="P1" draw:layer="layout" svg:width="3.426cm" svg:height="3.984cm" svg:x="10.787cm" svg:y="3.957cm" svg:viewBox="0 0 3427 3985" svg:d="M3394 594c-125 124-233 265-322 420-89 154-157 318-203 488-46 171-69 347-69 525s23 354 69 525c11 39 22 78 35 117 0 0-1 0-2 0-170 46-334 114-489 203-154 89-295 197-419 322-125 124-233 265-322 419-69 119-125 244-168 372 0 0-1 0-2 0-170-46-334-114-488-203-155-89-296-197-420-322-125-124-233-265-322-419-89-155-157-319-203-489-46-171-69-347-69-525s23-354 69-525c46-170 114-334 203-488 89-155 197-296 322-420 124-125 265-233 420-322 154-89 318-157 488-203 171-46 347-69 525-69s354 23 525 69c170 46 334 114 489 203 140 81 270 178 386 289-11 11-22 22-33 33z">
            <text:p text:style-name="P1">A</text:p>
          </draw:path>
          <draw:frame draw:style-name="gr5" draw:text-style-name="P4" draw:layer="layout" svg:width="4cm" svg:height="1.5cm" svg:x="1cm" svg:y="2.3cm">
            <draw:text-box>
              <text:p text:style-name="P3">Type I</text:p>
            </draw:text-box>
          </draw:frame>
          <draw:frame draw:style-name="gr5" draw:text-style-name="P4" draw:layer="layout" svg:width="4cm" svg:height="1.5cm" svg:x="5.6cm" svg:y="2.3cm">
            <draw:text-box>
              <text:p text:style-name="P3">Type II</text:p>
            </draw:text-box>
          </draw:frame>
          <draw:frame draw:style-name="gr5" draw:text-style-name="P4" draw:layer="layout" svg:width="4cm" svg:height="1.5cm" svg:x="10.5cm" svg:y="2.3cm">
            <draw:text-box>
              <text:p text:style-name="P3">Type III</text:p>
            </draw:text-box>
          </draw:frame>
        </draw:g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4-10T09:16:56.486200687</meta:creation-date>
    <dc:date>2025-12-09T17:10:01.068627041</dc:date>
    <meta:editing-duration>PT1H21M17S</meta:editing-duration>
    <meta:editing-cycles>4</meta:editing-cycles>
    <meta:generator>LibreOffice/25.2.6.2$Linux_X86_64 LibreOffice_project/520$Build-2</meta:generator>
    <dc:creator>Martyn McFarquhar</dc:creator>
    <meta:document-statistic meta:object-count="31"/>
  </office:meta>
</office:document-meta>
</file>